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945in" svg:height="3.4843in" svg:x="0in" svg:y="5.3728in">
            <draw:object draw:notify-on-update-of-ranges="Sheet1.A1:Sheet1.A1 Sheet1.A2:Sheet1.A30 Sheet1.B1:Sheet1.B1 Sheet1.B2:Sheet1.B30 Sheet1.C1:Sheet1.C1 Sheet1.C2:Sheet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835in" svg:height="3.478in" svg:x="0.0323in" svg:y="13.7512in">
            <draw:object draw:notify-on-update-of-ranges="Sheet1.A54:Sheet1.A54 Sheet1.A55:Sheet1.A74 Sheet1.B54:Sheet1.B54 Sheet1.B55:Sheet1.B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ller-Rabin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8" calcext:value-type="float">
            <text:p>0.41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8" calcext:value-type="float">
            <text:p>0.5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3" calcext:value-type="float">
            <text:p>0.843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99" calcext:value-type="float">
            <text:p>1.099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8" calcext:value-type="float">
            <text:p>1.08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9" calcext:value-type="float">
            <text:p>1.29</text:p>
          </table:table-cell>
          <table:table-cell office:value-type="float" office:value="1.397" calcext:value-type="float">
            <text:p>1.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58" calcext:value-type="float">
            <text:p>1.458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46" calcext:value-type="float">
            <text:p>1.646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83" calcext:value-type="float">
            <text:p>2.383</text:p>
          </table:table-cell>
          <table:table-cell office:value-type="float" office:value="6.291" calcext:value-type="float">
            <text:p>6.2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41" calcext:value-type="float">
            <text:p>1.941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81" calcext:value-type="float">
            <text:p>2.181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39" calcext:value-type="float">
            <text:p>2.539</text:p>
          </table:table-cell>
          <table:table-cell office:value-type="float" office:value="14.646" calcext:value-type="float">
            <text:p>14.6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54" calcext:value-type="float">
            <text:p>3.54</text:p>
          </table:table-cell>
          <table:table-cell office:value-type="float" office:value="24.936" calcext:value-type="float">
            <text:p>24.9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3" calcext:value-type="float">
            <text:p>3.23</text:p>
          </table:table-cell>
          <table:table-cell office:value-type="float" office:value="30.006" calcext:value-type="float">
            <text:p>30.0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51" calcext:value-type="float">
            <text:p>4.551</text:p>
          </table:table-cell>
          <table:table-cell office:value-type="float" office:value="43.852" calcext:value-type="float">
            <text:p>43.8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184" calcext:value-type="float">
            <text:p>5.184</text:p>
          </table:table-cell>
          <table:table-cell office:value-type="float" office:value="60.998" calcext:value-type="float">
            <text:p>60.9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12" calcext:value-type="float">
            <text:p>6.412</text:p>
          </table:table-cell>
          <table:table-cell office:value-type="float" office:value="88.338" calcext:value-type="float">
            <text:p>88.3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233" calcext:value-type="float">
            <text:p>7.233</text:p>
          </table:table-cell>
          <table:table-cell office:value-type="float" office:value="126.378" calcext:value-type="float">
            <text:p>126.3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619" calcext:value-type="float">
            <text:p>7.619</text:p>
          </table:table-cell>
          <table:table-cell office:value-type="float" office:value="179.019" calcext:value-type="float">
            <text:p>179.019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 calcext:value-type="string">
            <text:p>S parameter</text:p>
          </table:table-cell>
          <table:table-cell office:value-type="string" calcext:value-type="string">
            <text:p>Miller-Rab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17" calcext:value-type="float">
            <text:p>13.5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906" calcext:value-type="float">
            <text:p>15.9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631" calcext:value-type="float">
            <text:p>16.6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677" calcext:value-type="float">
            <text:p>19.6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4" calcext:value-type="float">
            <text:p>15.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22" calcext:value-type="float">
            <text:p>7.6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329" calcext:value-type="float">
            <text:p>8.3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71" calcext:value-type="float">
            <text:p>8.4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96" calcext:value-type="float">
            <text:p>8.5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302" calcext:value-type="float">
            <text:p>10.3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87" calcext:value-type="float">
            <text:p>9.7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256" calcext:value-type="float">
            <text:p>10.2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6" calcext:value-type="float">
            <text:p>10.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39" calcext:value-type="float">
            <text:p>11.1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249" calcext:value-type="float">
            <text:p>11.2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248" calcext:value-type="float">
            <text:p>12.24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333" calcext:value-type="float">
            <text:p>13.3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496" calcext:value-type="float">
            <text:p>13.4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608" calcext:value-type="float">
            <text:p>13.6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21:09:33.714465123</meta:creation-date>
    <dc:date>2021-10-13T21:46:01.117784736</dc:date>
    <meta:editing-duration>PT33S</meta:editing-duration>
    <meta:editing-cycles>1</meta:editing-cycles>
    <meta:document-statistic meta:table-count="1" meta:cell-count="132" meta:object-count="2"/>
    <meta:generator>LibreOffice/7.1.6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35cm" svg:height="8.851cm" xlink:href=".." xlink:type="simple" chart:class="chart:line" chart:style-name="ch1">
        <chart:legend chart:legend-position="end" svg:x="12.592cm" svg:y="3.877cm" style:legend-expansion="high" chart:style-name="ch2"/>
        <chart:plot-area chart:style-name="ch3" table:cell-range-address="Sheet1.A1:Sheet1.C30" chart:data-source-has-labels="both" svg:x="1.325cm" svg:y="0.177cm" svg:width="10.953cm" svg:height="7.516cm">
          <chart:coordinate-region svg:x="1.946cm" svg:y="0.377cm" svg:width="10.006cm" svg:height="6.524cm"/>
          <chart:axis chart:dimension="x" chart:name="primary-x" chart:style-name="ch4" chartooo:axis-type="auto">
            <chartooo:date-scale/>
            <chart:title svg:x="5.804cm" svg:y="7.87cm" chart:style-name="ch5">
              <text:p>N-bit number</text:p>
            </chart:title>
            <chart:categories table:cell-range-address="Sheet1.A2:Sheet1.A30"/>
          </chart:axis>
          <chart:axis chart:dimension="y" chart:name="primary-y" chart:style-name="ch4">
            <chart:title svg:x="0.451cm" svg:y="4.68cm" chart:style-name="ch6">
              <text:p>time in qs</text:p>
            </chart:title>
            <chart:grid chart:style-name="ch7" chart:class="major"/>
          </chart:axi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C2:Sheet1.C30" chart:label-cell-address="Sheet1.C1:Sheet1.C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er-Rabin</text:p>
                <draw:g>
                  <svg:desc>Sheet1.B1:Sheet1.B1</svg:desc>
                </draw:g>
              </table:table-cell>
              <table:table-cell office:value-type="string">
                <text:p>Nai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:Sheet1.A30</svg:desc>
                </draw:g>
              </table:table-cell>
              <table:table-cell office:value-type="float" office:value="0.006">
                <text:p>0.006</text:p>
                <draw:g>
                  <svg:desc>Sheet1.B2:Sheet1.B30</svg:desc>
                </draw:g>
              </table:table-cell>
              <table:table-cell office:value-type="float" office:value="0">
                <text:p>0</text:p>
                <draw:g>
                  <svg:desc>Sheet1.C2:Sheet1.C3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8">
                <text:p>0.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2">
                <text:p>0.25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7">
                <text:p>0.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18">
                <text:p>0.41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28">
                <text:p>0.52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43">
                <text:p>0.84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99">
                <text:p>1.099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08">
                <text:p>1.08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9">
                <text:p>1.29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58">
                <text:p>1.458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646">
                <text:p>1.646</text:p>
              </table:table-cell>
              <table:table-cell office:value-type="float" office:value="3.317">
                <text:p>3.3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383">
                <text:p>2.383</text:p>
              </table:table-cell>
              <table:table-cell office:value-type="float" office:value="6.291">
                <text:p>6.2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941">
                <text:p>1.941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181">
                <text:p>2.181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539">
                <text:p>2.539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54">
                <text:p>3.54</text:p>
              </table:table-cell>
              <table:table-cell office:value-type="float" office:value="24.936">
                <text:p>24.9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3">
                <text:p>3.23</text:p>
              </table:table-cell>
              <table:table-cell office:value-type="float" office:value="30.006">
                <text:p>30.0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551">
                <text:p>4.551</text:p>
              </table:table-cell>
              <table:table-cell office:value-type="float" office:value="43.852">
                <text:p>43.8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184">
                <text:p>5.184</text:p>
              </table:table-cell>
              <table:table-cell office:value-type="float" office:value="60.998">
                <text:p>60.9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412">
                <text:p>6.412</text:p>
              </table:table-cell>
              <table:table-cell office:value-type="float" office:value="88.338">
                <text:p>88.3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233">
                <text:p>7.233</text:p>
              </table:table-cell>
              <table:table-cell office:value-type="float" office:value="126.378">
                <text:p>126.3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619">
                <text:p>7.619</text:p>
              </table:table-cell>
              <table:table-cell office:value-type="float" office:value="179.019">
                <text:p>179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07cm" svg:height="8.835cm" xlink:href=".." xlink:type="simple" chart:class="chart:line" chart:style-name="ch1">
        <chart:legend chart:legend-position="end" svg:x="12.564cm" svg:y="4.118cm" style:legend-expansion="high" chart:style-name="ch2"/>
        <chart:plot-area chart:style-name="ch3" table:cell-range-address="Sheet1.A54:Sheet1.B74" chart:data-source-has-labels="both" svg:x="1.325cm" svg:y="0.176cm" svg:width="10.925cm" svg:height="7.502cm">
          <chart:coordinate-region svg:x="1.946cm" svg:y="0.376cm" svg:width="10.117cm" svg:height="6.655cm"/>
          <chart:axis chart:dimension="x" chart:name="primary-x" chart:style-name="ch4" chartooo:axis-type="auto">
            <chartooo:date-scale/>
            <chart:title svg:x="5.843cm" svg:y="7.854cm" chart:style-name="ch5">
              <text:p>S parameter</text:p>
            </chart:title>
            <chart:categories table:cell-range-address="Sheet1.A55:Sheet1.A74"/>
          </chart:axis>
          <chart:axis chart:dimension="y" chart:name="primary-y" chart:style-name="ch4">
            <chart:title svg:x="0.451cm" svg:y="4.672cm" chart:style-name="ch6">
              <text:p>time in qs</text:p>
            </chart:title>
            <chart:grid chart:style-name="ch7" chart:class="major"/>
          </chart:axis>
          <chart:series chart:style-name="ch8" chart:values-cell-range-address="Sheet1.B55:Sheet1.B74" chart:label-cell-address="Sheet1.B54:Sheet1.B54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er-Rabin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5:Sheet1.A74</svg:desc>
                </draw:g>
              </table:table-cell>
              <table:table-cell office:value-type="float" office:value="13.517">
                <text:p>13.517</text:p>
                <draw:g>
                  <svg:desc>Sheet1.B55:Sheet1.B7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906">
                <text:p>15.9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631">
                <text:p>16.6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677">
                <text:p>19.6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622">
                <text:p>7.6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329">
                <text:p>8.3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471">
                <text:p>8.4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596">
                <text:p>8.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302">
                <text:p>10.3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787">
                <text:p>9.7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.256">
                <text:p>10.2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139">
                <text:p>11.1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249">
                <text:p>11.2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248">
                <text:p>12.2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496">
                <text:p>13.4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608">
                <text:p>13.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